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7cm" style:rel-column-width="655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c5e5" officeooo:paragraph-rsid="0014c5e5"/>
    </style:style>
    <style:style style:name="P2" style:family="paragraph" style:parent-style-name="Standard" style:list-style-name="L1">
      <style:text-properties officeooo:paragraph-rsid="0014c5e5"/>
    </style:style>
    <style:style style:name="P3" style:family="paragraph" style:parent-style-name="Standard">
      <style:text-properties officeooo:paragraph-rsid="0014c5e5"/>
    </style:style>
    <style:style style:name="P4" style:family="paragraph" style:parent-style-name="Standard">
      <style:text-properties officeooo:rsid="0015fcd9" officeooo:paragraph-rsid="0015fcd9"/>
    </style:style>
    <style:style style:name="P5" style:family="paragraph" style:parent-style-name="Standard">
      <style:text-properties officeooo:rsid="001640a3" officeooo:paragraph-rsid="001640a3"/>
    </style:style>
    <style:style style:name="P6" style:family="paragraph" style:parent-style-name="Standard">
      <style:text-properties officeooo:rsid="0019f9a5" officeooo:paragraph-rsid="0019f9a5"/>
    </style:style>
    <style:style style:name="P7" style:family="paragraph" style:parent-style-name="Standard">
      <style:paragraph-properties fo:text-align="center" style:justify-single-word="false"/>
      <style:text-properties fo:font-size="20pt" officeooo:rsid="0015fcd9" officeooo:paragraph-rsid="0015fcd9" style:font-size-asian="20pt" style:font-size-complex="20pt"/>
    </style:style>
    <style:style style:name="P8" style:family="paragraph" style:parent-style-name="Standard">
      <style:text-properties fo:font-size="20pt" officeooo:rsid="001b29ce" officeooo:paragraph-rsid="001b29ce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officeooo:rsid="00368c52" officeooo:paragraph-rsid="003a857c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font-size="20pt" fo:font-weight="normal" officeooo:rsid="0014c5e5" officeooo:paragraph-rsid="0014c5e5" style:font-size-asian="20pt" style:font-weight-asian="normal" style:font-size-complex="20pt" style:font-weight-complex="normal"/>
    </style:style>
    <style:style style:name="P11" style:family="paragraph" style:parent-style-name="Standard">
      <style:text-properties officeooo:rsid="001b29ce" officeooo:paragraph-rsid="001b29ce"/>
    </style:style>
    <style:style style:name="P12" style:family="paragraph" style:parent-style-name="Standard">
      <style:text-properties officeooo:rsid="001bfe5e" officeooo:paragraph-rsid="001bfe5e"/>
    </style:style>
    <style:style style:name="P13" style:family="paragraph" style:parent-style-name="Standard">
      <style:text-properties officeooo:rsid="001fd738" officeooo:paragraph-rsid="001fd738"/>
    </style:style>
    <style:style style:name="P14" style:family="paragraph" style:parent-style-name="Standard">
      <style:text-properties officeooo:rsid="001fd738" officeooo:paragraph-rsid="0029e096"/>
    </style:style>
    <style:style style:name="P15" style:family="paragraph" style:parent-style-name="Standard">
      <style:text-properties officeooo:rsid="0022a221" officeooo:paragraph-rsid="0028a071"/>
    </style:style>
    <style:style style:name="P16" style:family="paragraph" style:parent-style-name="Standard">
      <style:text-properties officeooo:rsid="0025c61d" officeooo:paragraph-rsid="0025c61d"/>
    </style:style>
    <style:style style:name="P17" style:family="paragraph" style:parent-style-name="Standard">
      <style:text-properties officeooo:rsid="0029e096" officeooo:paragraph-rsid="0029e096"/>
    </style:style>
    <style:style style:name="P18" style:family="paragraph" style:parent-style-name="Standard">
      <style:text-properties officeooo:rsid="002a6389" officeooo:paragraph-rsid="002a6389"/>
    </style:style>
    <style:style style:name="P19" style:family="paragraph" style:parent-style-name="Standard">
      <style:text-properties officeooo:rsid="002a9d7e" officeooo:paragraph-rsid="002a9d7e"/>
    </style:style>
    <style:style style:name="P20" style:family="paragraph" style:parent-style-name="Standard">
      <style:text-properties officeooo:rsid="002d9647" officeooo:paragraph-rsid="002d9647"/>
    </style:style>
    <style:style style:name="P21" style:family="paragraph" style:parent-style-name="Standard">
      <style:text-properties officeooo:rsid="002f481a" officeooo:paragraph-rsid="002f481a"/>
    </style:style>
    <style:style style:name="P22" style:family="paragraph" style:parent-style-name="Standard">
      <style:text-properties officeooo:rsid="002f481a" officeooo:paragraph-rsid="003a857c"/>
    </style:style>
    <style:style style:name="P23" style:family="paragraph" style:parent-style-name="Standard">
      <style:text-properties officeooo:rsid="002f481a" officeooo:paragraph-rsid="003cdd86"/>
    </style:style>
    <style:style style:name="P24" style:family="paragraph" style:parent-style-name="Standard">
      <style:text-properties style:text-underline-style="none" officeooo:rsid="00321ed8" officeooo:paragraph-rsid="00321ed8"/>
    </style:style>
    <style:style style:name="P25" style:family="paragraph" style:parent-style-name="Standard">
      <style:text-properties style:text-underline-style="none" officeooo:rsid="0035764f" officeooo:paragraph-rsid="0035764f"/>
    </style:style>
    <style:style style:name="P26" style:family="paragraph" style:parent-style-name="Standard">
      <style:text-properties style:text-underline-style="none" officeooo:rsid="00389c6f" officeooo:paragraph-rsid="00389c6f"/>
    </style:style>
    <style:style style:name="P27" style:family="paragraph" style:parent-style-name="Standard">
      <style:text-properties style:text-underline-style="none" officeooo:rsid="00389c6f" officeooo:paragraph-rsid="003a857c"/>
    </style:style>
    <style:style style:name="P28" style:family="paragraph" style:parent-style-name="Standard">
      <style:text-properties style:text-underline-style="none" officeooo:rsid="002f481a" officeooo:paragraph-rsid="003a857c"/>
    </style:style>
    <style:style style:name="P29" style:family="paragraph" style:parent-style-name="Standard">
      <style:text-properties style:text-underline-style="none" officeooo:rsid="002f481a" officeooo:paragraph-rsid="002a9d7e"/>
    </style:style>
    <style:style style:name="P30" style:family="paragraph" style:parent-style-name="Standard">
      <style:text-properties officeooo:rsid="00368c52" officeooo:paragraph-rsid="00368c52"/>
    </style:style>
    <style:style style:name="P31" style:family="paragraph" style:parent-style-name="Standard">
      <style:text-properties officeooo:rsid="00368c52" officeooo:paragraph-rsid="003a857c"/>
    </style:style>
    <style:style style:name="P32" style:family="paragraph" style:parent-style-name="Standard">
      <style:text-properties officeooo:rsid="0036a0fc" officeooo:paragraph-rsid="0036a0fc"/>
    </style:style>
    <style:style style:name="P33" style:family="paragraph" style:parent-style-name="Standard">
      <style:text-properties officeooo:rsid="0036a0fc" officeooo:paragraph-rsid="003a857c"/>
    </style:style>
    <style:style style:name="P34" style:family="paragraph" style:parent-style-name="Table_20_Contents">
      <style:text-properties officeooo:rsid="00389c6f" officeooo:paragraph-rsid="00389c6f"/>
    </style:style>
    <style:style style:name="P35" style:family="paragraph" style:parent-style-name="Table_20_Contents">
      <style:text-properties officeooo:rsid="00389c6f" officeooo:paragraph-rsid="003a857c"/>
    </style:style>
    <style:style style:name="T1" style:family="text">
      <style:text-properties officeooo:rsid="0014c5e5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35764f"/>
    </style:style>
    <style:style style:name="T4" style:family="text">
      <style:text-properties officeooo:rsid="0019f9a5"/>
    </style:style>
    <style:style style:name="T5" style:family="text">
      <style:text-properties officeooo:rsid="001d3162"/>
    </style:style>
    <style:style style:name="T6" style:family="text">
      <style:text-properties officeooo:rsid="00243384"/>
    </style:style>
    <style:style style:name="T7" style:family="text">
      <style:text-properties officeooo:rsid="0029e096"/>
    </style:style>
    <style:style style:name="T8" style:family="text">
      <style:text-properties officeooo:rsid="002a9bc7"/>
    </style:style>
    <style:style style:name="T9" style:family="text">
      <style:text-properties officeooo:rsid="002c78d9"/>
    </style:style>
    <style:style style:name="T10" style:family="text">
      <style:text-properties officeooo:rsid="00306150"/>
    </style:style>
    <style:style style:name="T11" style:family="text">
      <style:text-properties officeooo:rsid="0033d47b"/>
    </style:style>
    <style:style style:name="T12" style:family="text">
      <style:text-properties officeooo:rsid="0035764f"/>
    </style:style>
    <style:style style:name="T13" style:family="text">
      <style:text-properties officeooo:rsid="003cdd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cursión</text:p>
      <text:p text:style-name="P1"/>
      <text:list xml:id="list2156726800182942940" text:style-name="L1">
        <text:list-item>
          <text:p text:style-name="P2"><text:span text:style-name="T1">Caso base</text:span></text:p>
        </text:list-item>
        <text:list-item>
          <text:p text:style-name="P2"><text:span text:style-name="T1">Se llama a si mismo</text:span></text:p>
        </text:list-item>
        <text:list-item>
          <text:p text:style-name="P2"><text:span text:style-name="T1">Llamodos siempre en un órden menor</text:span></text:p>
        </text:list-item>
      </text:list>
      <text:p text:style-name="P15"/>
      <text:p text:style-name="P15">La recursión es más lenta. Porque se necesita desapilar después. <text:span text:style-name="T6">La recursión sirve para comprender mejor ciertos problemas complejos de entender. La recursión es más intuitiva. Apila y desapilar lleva tiempo. Pero aveces la recursión es más intuitivo.</text:span></text:p>
      <text:p text:style-name="P3"/>
      <text:p text:style-name="P7">Algoritmo de Reina o algoritmo vuelta atrás</text:p>
      <text:p text:style-name="P4"/>
      <text:p text:style-name="P5">Mínimo se necesitan 4.</text:p>
      <text:p text:style-name="P4"/>
      <text:p text:style-name="P6">1x1 (1 reina)</text:p>
      <text:p text:style-name="P6">2x2 (1 reina)</text:p>
      <text:p text:style-name="P4">3x3 <text:span text:style-name="T4">(2 reinas)</text:span></text:p>
      <text:p text:style-name="P4">4x4 <text:span text:style-name="T4">(cuatro reinas)</text:span></text:p>
      <text:p text:style-name="P4"/>
      <text:p text:style-name="P8">Ejemplo de un método recursivo que no retorna valores</text:p>
      <text:p text:style-name="P11"/>
      <text:p text:style-name="P12">Un método que reciba un número, <text:span text:style-name="T5">ej </text:span>1123 y devuelta los digitos del número. O mejor que me de vuelva “uno”, “uno”, “dos” y “tres”.</text:p>
      <text:p text:style-name="P12"/>
      <text:p text:style-name="P13">pasarATexto(entero d)</text:p>
      <text:p text:style-name="P13">// d es un dígito del 0 al 9</text:p>
      <text:p text:style-name="P16">TEXTO <text:span text:style-name="T7">nombreDelNúmero</text:span></text:p>
      <text:p text:style-name="P13">SEGÚN d HACER</text:p>
      <text:p text:style-name="P14"><text:tab/><text:span text:style-name="T7">CASO '0' nombreDelNúmero ← “cero”</text:span></text:p>
      <text:p text:style-name="P14"><text:tab/>CASO '1': <text:span text:style-name="T7">nombreDelNúmero← “uno”</text:span></text:p>
      <text:p text:style-name="P14"><text:tab/>…</text:p>
      <text:p text:style-name="P17">FIN SEGÚN</text:p>
      <text:p text:style-name="P17"/>
      <text:p text:style-name="P18">Composición y descomposicón. <text:span text:style-name="T8">Voy a descomponer 1123 <text:s/>y sé el el último díjito va del 0 al 9.</text:span></text:p>
      <text:p text:style-name="P18"/>
      <text:p text:style-name="P19">Si n = 1123. El 3 sería n mod 10. <text:span text:style-name="T9">Lo que queda sería n/10.</text:span></text:p>
      <text:p text:style-name="P29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3">n = 1123</text:p>
          </table:table-cell>
          <table:table-cell table:style-name="Tabla2.A1" office:value-type="string">
            <text:p text:style-name="P23">n mod 10 = 3</text:p>
          </table:table-cell>
          <table:table-cell table:style-name="Tabla2.C1" office:value-type="string">
            <text:p text:style-name="P23">n/10 = 112</text:p>
          </table:table-cell>
        </table:table-row>
        <table:table-row>
          <table:table-cell table:style-name="Tabla2.A2" office:value-type="string">
            <text:p text:style-name="P23"><text:span text:style-name="T13">h</text:span> = 112</text:p>
          </table:table-cell>
          <table:table-cell table:style-name="Tabla2.A2" office:value-type="string">
            <text:p text:style-name="P23">n mod 10 <text:span text:style-name="T13">= </text:span>2</text:p>
          </table:table-cell>
          <table:table-cell table:style-name="Tabla2.C2" office:value-type="string">
            <text:p text:style-name="P23"><text:span text:style-name="T13">n</text:span>/10 = 11</text:p>
          </table:table-cell>
        </table:table-row>
        <table:table-row>
          <table:table-cell table:style-name="Tabla2.A2" office:value-type="string">
            <text:p text:style-name="P23">n = 11</text:p>
          </table:table-cell>
          <table:table-cell table:style-name="Tabla2.A2" office:value-type="string">
            <text:p text:style-name="P23">n mod 10 = 1</text:p>
          </table:table-cell>
          <table:table-cell table:style-name="Tabla2.C2" office:value-type="string">
            <text:p text:style-name="P23">n/10 = 1</text:p>
          </table:table-cell>
        </table:table-row>
        <table:table-row>
          <table:table-cell table:style-name="Tabla2.A2" office:value-type="string">
            <text:p text:style-name="P23">n = 1</text:p>
          </table:table-cell>
          <table:table-cell table:style-name="Tabla2.A2" office:value-type="string">
            <text:p text:style-name="P23">n mod 10 = 1</text:p>
          </table:table-cell>
          <table:table-cell table:style-name="Tabla2.C2" office:value-type="string">
            <text:p text:style-name="P23">n/10 = 0</text:p>
          </table:table-cell>
        </table:table-row>
      </table:table>
      <text:p text:style-name="P29"/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pan text:style-name="T2"/></text:p>
      <text:p text:style-name="P20"><text:soft-page-break/><text:span text:style-name="T2">// </text:span><text:span text:style-name="T3">La recursón podría recotarse cuando n/10=0 ó n=0</text:span></text:p>
      <text:p text:style-name="P24"><text:span text:style-name="T12">MÓDULO </text:span>mostrarNúmeroTexto(Entero <text:span text:style-name="T11">n)</text:span></text:p>
      <text:p text:style-name="P24"><text:tab/><text:span text:style-name="T12">SI (n&gt;0)</text:span></text:p>
      <text:p text:style-name="P24"><text:tab/><text:tab/><text:span text:style-name="T12">t1← pasarATexto(n mod 10)</text:span></text:p>
      <text:p text:style-name="P24"><text:tab/><text:tab/><text:span text:style-name="T12">ESCRIBIR(t1)</text:span></text:p>
      <text:p text:style-name="P24"><text:tab/><text:tab/><text:span text:style-name="T12">mostrarNúmeroTexto(n/10)</text:span></text:p>
      <text:p text:style-name="P24"><text:tab/><text:span text:style-name="T12">FIN SI</text:span></text:p>
      <text:p text:style-name="P25">FIN MÓDULO mostrarNúmeroTexto</text:p>
      <text:p text:style-name="P25"/>
      <text:p text:style-name="P9">Arreglos recursivos</text:p>
      <table:table table:name="Tabla1" table:style-name="Tabla1">
        <table:table-column table:style-name="Tabla1.A" table:number-columns-repeated="10"/>
        <table:table-row>
          <table:table-cell table:style-name="Tabla1.A1" office:value-type="string">
            <text:p text:style-name="P35">5</text:p>
          </table:table-cell>
          <table:table-cell table:style-name="Tabla1.A1" office:value-type="string">
            <text:p text:style-name="P35">0</text:p>
          </table:table-cell>
          <table:table-cell table:style-name="Tabla1.A1" office:value-type="string">
            <text:p text:style-name="P35">3</text:p>
          </table:table-cell>
          <table:table-cell table:style-name="Tabla1.A1" office:value-type="string">
            <text:p text:style-name="P35">1</text:p>
          </table:table-cell>
          <table:table-cell table:style-name="Tabla1.A1" office:value-type="string">
            <text:p text:style-name="P35">0</text:p>
          </table:table-cell>
          <table:table-cell table:style-name="Tabla1.A1" office:value-type="string">
            <text:p text:style-name="P35">5</text:p>
          </table:table-cell>
          <table:table-cell table:style-name="Tabla1.A1" office:value-type="string">
            <text:p text:style-name="P35">3</text:p>
          </table:table-cell>
          <table:table-cell table:style-name="Tabla1.A1" office:value-type="string">
            <text:p text:style-name="P35">2</text:p>
          </table:table-cell>
          <table:table-cell table:style-name="Tabla1.A1" office:value-type="string">
            <text:p text:style-name="P35">1</text:p>
          </table:table-cell>
          <table:table-cell table:style-name="Tabla1.J1" office:value-type="string">
            <text:p text:style-name="P35">3</text:p>
          </table:table-cell>
        </table:table-row>
      </table:table>
      <text:p text:style-name="P27"/>
      <text:p text:style-name="P31">contarCeros(STRING[] v, int pos)</text:p>
      <text:p text:style-name="P22"/>
      <text:p text:style-name="P33">caso base 0 si pos -1</text:p>
      <text:p text:style-name="P33">caso base longitud-1 si pos +1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8:24:39.341420011</meta:creation-date>
    <dc:date>2018-05-16T10:21:24.320491651</dc:date>
    <meta:editing-duration>PT1H41M15S</meta:editing-duration>
    <meta:editing-cycles>39</meta:editing-cycles>
    <meta:generator>LibreOffice/5.0.1.2.0$Linux_x86 LibreOffice_project/00m0$Build-2</meta:generator>
    <meta:document-statistic meta:table-count="2" meta:image-count="0" meta:object-count="0" meta:page-count="2" meta:paragraph-count="57" meta:word-count="270" meta:character-count="1362" meta:non-whitespace-character-count="1140"/>
  </office:meta>
</office:document-meta>
</file>